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62a4" officeooo:paragraph-rsid="000562a4"/>
    </style:style>
    <style:style style:name="P2" style:family="paragraph" style:parent-style-name="Standard">
      <style:paragraph-properties fo:text-align="center" style:justify-single-word="false"/>
      <style:text-properties officeooo:rsid="000562a4" officeooo:paragraph-rsid="000562a4"/>
    </style:style>
    <style:style style:name="P3" style:family="paragraph" style:parent-style-name="Standard">
      <style:text-properties officeooo:rsid="0005b0f5" officeooo:paragraph-rsid="0005b0f5"/>
    </style:style>
    <style:style style:name="P4" style:family="paragraph" style:parent-style-name="Standard">
      <style:text-properties officeooo:paragraph-rsid="0006e00e"/>
    </style:style>
    <style:style style:name="P5" style:family="paragraph" style:parent-style-name="Standard">
      <style:text-properties officeooo:rsid="00098553" officeooo:paragraph-rsid="00098553"/>
    </style:style>
    <style:style style:name="T1" style:family="text">
      <style:text-properties officeooo:rsid="000562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舞蹈RL部分，训练相关指令</text:p>
      <text:p text:style-name="P1">0. 将csv转换为npz（beyondmimic）</text:p>
      <text:p text:style-name="Standard">python scripts/csv_to_npz.py <text:s text:c="2"/>--input_file dancedata/love_you_final_g1_interp_S30_E30.csv --input_fps 30 <text:s text:c="2"/>--output_name love_you_final_g1 <text:s text:c="2"/>--output_fps 50 <text:s text:c="2"/>--skip_wandb <text:s text:c="2"/>--headless</text:p>
      <text:p text:style-name="Standard"/>
      <text:p text:style-name="Standard"/>
      <text:p text:style-name="Standard"><text:span text:style-name="T1">1. </text:span>replay_<text:span text:style-name="T1">npz （beyondmimic）</text:span></text:p>
      <text:p text:style-name="Standard">python scripts/replay_npz.py --local_file dancedata/love_you_final_g1.npz</text:p>
      <text:p text:style-name="Standard"/>
      <text:p text:style-name="Standard"/>
      <text:p text:style-name="P3">(robocup_lab)</text:p>
      <text:p text:style-name="Standard">python scripts/replay_local_npz.py --motion_file artifacts/douyin1_2_dance.npz</text:p>
      <text:p text:style-name="Standard"/>
      <text:p text:style-name="Standard"/>
      <text:p text:style-name="P1">2. 训练</text:p>
      <text:p text:style-name="P4">conda activate env_isaaclab </text:p>
      <text:p text:style-name="P4">&amp;&amp;</text:p>
      <text:p text:style-name="P4"><text:s/>cd /home/lyz/Desktop/code/robo_dance/Robocup_Lab </text:p>
      <text:p text:style-name="P4">&amp;&amp; </text:p>
      <text:p text:style-name="P4">python scripts/rsl_rl/train.py --task Tracking-Flat-G1-v0 --num_envs 4096 --headless --motion_file artifacts/love_you_final_g1.npz --logger wandb --max_iterations 15000 --run_name love_you_v1</text:p>
      <text:p text:style-name="Standard">（带速度估计）</text:p>
      <text:p text:style-name="Standard"/>
      <text:p text:style-name="P4">python scripts/rsl_rl/train.py --task Tracking-Flat-G1-Wo-State-Estimation-v0 --num_envs 4096 --headless --motion_file artifacts/love_you_final_g1.npz --logger wandb --max_iterations 15000 --run_name love_you_v1</text:p>
      <text:p text:style-name="Standard"/>
      <text:p text:style-name="Standard"/>
      <text:p text:style-name="P5">3. 训练后play</text:p>
      <text:p text:style-name="P5">python scripts/rsl_rl/play.py <text:s text:c="2"/>--task Tracking-Flat-G1-v0 <text:s text:c="2"/>--load_run 2025-10-07_02-47-36_love_you_v1 <text:s text:c="2"/>--checkpoint model_9999.pt <text:s text:c="2"/>--motion_file artifacts/love_you_final_g1.npz <text:s text:c="2"/>--num_envs 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02:31:58.315651713</meta:creation-date>
    <dc:date>2025-10-10T13:06:46.797577652</dc:date>
    <meta:editing-duration>PT29M21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139" meta:character-count="1117" meta:non-whitespace-character-count="1029"/>
  </office:meta>
</office:document-meta>
</file>